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7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67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2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9.9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6.731cm" svg:x="1.889cm" svg:y="3.9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684cm" svg:height="1.27cm" svg:x="1.889cm" svg:y="2.7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4.236cm" svg:height="1.276cm" svg:x="4.556cm" svg:y="2.772cm">
          <draw:text-box>
            <text:p><text:span text:style-name="T1">Contact</text:span></text:p>
          </draw:text-box>
        </draw:frame>
        <draw:frame draw:style-name="gr3" draw:layer="layout" svg:width="5.154cm" svg:height="0.963cm" svg:x="2.069cm" svg:y="5.244cm">
          <draw:text-box>
            <text:p>- address: String</text:p>
          </draw:text-box>
        </draw:frame>
        <draw:frame draw:style-name="gr4" draw:layer="layout" svg:width="4.486cm" svg:height="0.963cm" svg:x="2.102cm" svg:y="4.175cm">
          <draw:text-box>
            <text:p>- name: String</text:p>
          </draw:text-box>
        </draw:frame>
        <draw:frame draw:style-name="gr5" draw:layer="layout" svg:width="4.828cm" svg:height="0.963cm" svg:x="2.143cm" svg:y="6.522cm">
          <draw:text-box>
            <text:p>- birthday: Date</text:p>
          </draw:text-box>
        </draw:frame>
        <draw:frame draw:style-name="gr6" draw:layer="layout" svg:width="6.45cm" svg:height="0.963cm" svg:x="2.143cm" svg:y="7.657cm">
          <draw:text-box>
            <text:p>- phoneNumber: long</text:p>
          </draw:text-box>
        </draw:frame>
        <draw:custom-shape draw:style-name="gr1" draw:text-style-name="P1" draw:layer="layout" svg:width="11.684cm" svg:height="10.541cm" svg:x="1.889cm" svg:y="10.6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layer="layout" svg:width="12.262cm" svg:height="1.675cm" svg:x="2.098cm" svg:y="13.118cm">
          <draw:text-box>
            <text:p>- getPhoneNumberFormat(phoneNumber:</text:p>
            <text:p><text:s/>long): String</text:p>
          </draw:text-box>
        </draw:frame>
        <draw:frame draw:style-name="gr8" draw:layer="layout" svg:width="5.739cm" svg:height="0.963cm" svg:x="2.016cm" svg:y="14.589cm">
          <draw:text-box>
            <text:p>+ saveEdits(): void</text:p>
          </draw:text-box>
        </draw:frame>
        <draw:frame draw:style-name="gr9" draw:layer="layout" svg:width="6.268cm" svg:height="0.963cm" svg:x="2.016cm" svg:y="15.277cm">
          <draw:text-box>
            <text:p>+ getAddress: String</text:p>
          </draw:text-box>
        </draw:frame>
        <draw:frame draw:style-name="gr10" draw:layer="layout" svg:width="4.452cm" svg:height="0.963cm" svg:x="2.143cm" svg:y="9.382cm">
          <draw:text-box>
            <text:p>- notes: String</text:p>
          </draw:text-box>
        </draw:frame>
        <draw:frame draw:style-name="gr11" draw:layer="layout" svg:width="5.878cm" svg:height="0.963cm" svg:x="2.034cm" svg:y="16.113cm">
          <draw:text-box>
            <text:p>+getName(): String</text:p>
          </draw:text-box>
        </draw:frame>
        <draw:frame draw:style-name="gr12" draw:layer="layout" svg:width="6.187cm" svg:height="0.963cm" svg:x="2.081cm" svg:y="17.002cm">
          <draw:text-box>
            <text:p>+getBirthday(): Date</text:p>
          </draw:text-box>
        </draw:frame>
        <draw:frame draw:style-name="gr13" draw:layer="layout" svg:width="7.809cm" svg:height="0.963cm" svg:x="2.081cm" svg:y="17.944cm">
          <draw:text-box>
            <text:p>+getPhoneNumber(): long</text:p>
          </draw:text-box>
        </draw:frame>
        <draw:frame draw:style-name="gr14" draw:layer="layout" svg:width="5.459cm" svg:height="0.963cm" svg:x="2.081cm" svg:y="18.78cm">
          <draw:text-box>
            <text:p>+getPets(): String</text:p>
          </draw:text-box>
        </draw:frame>
        <draw:frame draw:style-name="gr15" draw:layer="layout" svg:width="5.667cm" svg:height="0.963cm" svg:x="1.954cm" svg:y="19.468cm">
          <draw:text-box>
            <text:p>+getNotes():String</text:p>
          </draw:text-box>
        </draw:frame>
        <draw:rect draw:style-name="gr16" draw:text-style-name="P1" draw:layer="layout" svg:width="5.969cm" svg:height="1.905cm" svg:x="14.208cm" svg:y="5.064cm">
          <text:p/>
        </draw:rect>
        <draw:rect draw:style-name="gr17" draw:text-style-name="P1" xml:id="id1" draw:id="id1" draw:layer="layout" svg:width="5.969cm" svg:height="1.142cm" svg:x="14.208cm" svg:y="3.921cm">
          <text:p text:style-name="P1"><text:span text:style-name="T1">ContactPane</text:span></text:p>
        </draw:rect>
        <draw:frame draw:style-name="gr18" draw:layer="layout" svg:width="5.379cm" svg:height="1.217cm" svg:x="14.29cm" svg:y="5.244cm">
          <draw:text-box>
            <text:p>+Contact(): void</text:p>
          </draw:text-box>
        </draw:frame>
        <draw:custom-shape draw:style-name="gr19" draw:text-style-name="P2" xml:id="id3" draw:id="id3" draw:layer="layout" svg:width="7.366cm" svg:height="1.016cm" svg:x="1.889cm" svg:y="23.86cm">
          <text:p text:style-name="P1"><text:span text:style-name="T1">Pa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366cm" svg:height="0.889cm" svg:x="1.889cm" svg:y="24.8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0" draw:layer="layout" svg:width="6.272cm" svg:height="0.963cm" svg:x="1.889cm" svg:y="24.876cm">
          <draw:text-box>
            <text:p>- neighbor: Neighbor</text:p>
          </draw:text-box>
        </draw:frame>
        <draw:custom-shape draw:style-name="gr1" draw:text-style-name="P2" draw:layer="layout" svg:width="7.366cm" svg:height="0.889cm" svg:x="1.889cm" svg:y="25.7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layer="layout" svg:width="7.61cm" svg:height="0.963cm" svg:x="1.762cm" svg:y="25.765cm">
          <draw:text-box>
            <text:p>+start(stage: Stage): void</text:p>
          </draw:text-box>
        </draw:frame>
        <draw:rect draw:style-name="gr17" draw:text-style-name="P1" xml:id="id2" draw:id="id2" draw:layer="layout" svg:width="10.287cm" svg:height="1.016cm" svg:x="8.239cm" svg:y="1.381cm">
          <text:p text:style-name="P1"><text:span text:style-name="T1">javafx.scene.layout.Pane</text:span></text:p>
        </draw:rect>
        <draw:rect draw:style-name="gr17" draw:text-style-name="P1" xml:id="id4" draw:id="id4" draw:layer="layout" svg:width="11.557cm" svg:height="1.016cm" svg:x="1.889cm" svg:y="21.574cm">
          <text:p text:style-name="P1"><text:span text:style-name="T1">javafx.application.Application</text:span></text:p>
        </draw:rect>
        <draw:connector draw:style-name="gr22" draw:text-style-name="P1" draw:layer="layout" svg:x1="17.192cm" svg:y1="3.921cm" svg:x2="13.382cm" svg:y2="2.397cm" draw:start-shape="id1" draw:start-glue-point="0" draw:end-shape="id2" draw:end-glue-point="2" svg:d="M17192 3921v-762h-3810v-762">
          <text:p/>
        </draw:connector>
        <draw:connector draw:style-name="gr22" draw:text-style-name="P1" draw:layer="layout" draw:type="lines" svg:x1="5.572cm" svg:y1="23.86cm" svg:x2="7.667cm" svg:y2="22.59cm" draw:start-shape="id3" draw:start-glue-point="4" draw:end-shape="id4" draw:end-glue-point="2" svg:d="M5572 23860v-501l2095-268v-501">
          <text:p/>
        </draw:connector>
        <draw:frame draw:style-name="gr23" draw:layer="layout" svg:width="11.703cm" svg:height="2.387cm" svg:x="2.251cm" svg:y="10.906cm">
          <draw:text-box>
            <text:p>+ Neighbor(name: String,</text:p>
            <text:p>address: String, birthday: Date,</text:p>
            <text:p>phoneNumber: long, notes: String): void</text:p>
          </draw:text-box>
        </draw:frame>
        <draw:frame draw:style-name="gr24" draw:layer="layout" svg:width="8.922cm" svg:height="0.963cm" svg:x="2.17cm" svg:y="8.546cm">
          <draw:text-box>
            <text:p>- phoneNumberFormat: String</text:p>
          </draw:text-box>
        </draw:frame>
        <draw:frame draw:style-name="gr25" draw:layer="layout" svg:width="10.459cm" svg:height="1.162cm" svg:x="1.971cm" svg:y="20.158cm">
          <draw:text-box>
            <text:p>+ getPhoneNumberFormat(): St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59M51S</meta:editing-duration>
    <meta:editing-cycles>10</meta:editing-cycles>
    <meta:generator>OpenOffice/4.1.14$Win32 OpenOffice.org_project/4114m1$Build-9811</meta:generator>
    <meta:initial-creator>Aidan Snyder</meta:initial-creator>
    <dc:date>2023-10-02T14:38:27.89</dc:date>
    <dc:creator>Aidan Snyder</dc:creator>
    <meta:document-statistic meta:object-count="32"/>
  </office:meta>
</office:document-meta>
</file>